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Preformatted_20_Text">
      <style:text-properties fo:font-size="22pt" style:font-size-asian="22pt" style:font-size-complex="22pt"/>
    </style:style>
    <style:style style:name="P2" style:family="paragraph" style:parent-style-name="Preformatted_20_Text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Clementine</text:p>
      <text:p text:style-name="P1"/>
      <text:p text:style-name="P1">|---------------|-----------<text:span text:style-name="T1">0</text:span>---<text:span text:style-name="T1">0</text:span>---|-<text:span text:style-name="T1">0</text:span>-------------<text:span text:style-name="T1">0</text:span>---|</text:p>
      <text:p text:style-name="P1">|-------<text:span text:style-name="T1">1</text:span>---<text:span text:style-name="T1">1</text:span>---|-<text:span text:style-name="T1">1</text:span>-----------------|-<text:span text:style-name="T1">1</text:span>----<text:span text:style-name="T1">1</text:span>----<text:span text:style-name="T1">1</text:span>-------|</text:p>
      <text:p text:style-name="P1">|---------------|------<text:span text:style-name="T1">0</text:span>------------|-<text:span text:style-name="T1">0</text:span>-----------------|</text:p>
      <text:p text:style-name="P1">|---------------|-------------------|-------------------|</text:p>
      <text:p text:style-name="P1">|---------------|-------------------|-------------------|</text:p>
      <text:p text:style-name="P1">|---------------|-------------------|-------------------|</text:p>
      <text:p text:style-name="P1"/>
      <text:p text:style-name="P1">|-<text:span text:style-name="T1">3</text:span>----<text:span text:style-name="T1">3</text:span>----<text:span text:style-name="T1">1</text:span>---<text:span text:style-name="T1">0</text:span>---|---------------<text:span text:style-name="T1">0</text:span>---|-<text:span text:style-name="T1">1</text:span>----<text:span text:style-name="T1">1</text:span>----<text:span text:style-name="T1">0</text:span>-------|</text:p>
      <text:p text:style-name="P1">|-------------------|-<text:span text:style-name="T1">3</text:span>----<text:span text:style-name="T1">3</text:span>----<text:span text:style-name="T1">3</text:span>-------|---------------<text:span text:style-name="T1">3</text:span>---|</text:p>
      <text:p text:style-name="P1">|-------------------|-------------------|-------------------|</text:p>
      <text:p text:style-name="P1">|-------------------|-------------------|-------------------|</text:p>
      <text:p text:style-name="P1">|-------------------|-------------------|-------------------|</text:p>
      <text:p text:style-name="P1">|-------------------|-------------------|-------------------|</text:p>
      <text:p text:style-name="P1"/>
      <text:p text:style-name="P1">|-<text:span text:style-name="T1">0</text:span>-------------<text:span text:style-name="T1">0</text:span>---|-------------------|------<text:span text:style-name="T1">0</text:span>-----|</text:p>
      <text:p text:style-name="P1">|------<text:span text:style-name="T1">1</text:span>----<text:span text:style-name="T1">1</text:span>-------|-<text:span text:style-name="T1">3</text:span>---------<text:span text:style-name="T1">0</text:span>---<text:span text:style-name="T1">3</text:span>---|-<text:span text:style-name="T1">1</text:span>----<text:span text:style-name="T1">1</text:span>-----|</text:p>
      <text:p text:style-name="P1">|-------------------|------<text:span text:style-name="T1">0</text:span>------------|------<text:span text:style-name="T1">0</text:span>-----|</text:p>
      <text:p text:style-name="P1">|-------------------|-------------------|------------|</text:p>
      <text:p text:style-name="P1">|-------------------|-------------------|------------|</text:p>
      <text:p text:style-name="P1">|-------------------|-------------------|------------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4-30T09:55:21.48</dc:date>
    <dc:creator>Tomo Soichiro</dc:creator>
    <meta:generator>OpenOffice/4.1.9$Win32 OpenOffice.org_project/419m1$Build-9805</meta:generator>
    <meta:editing-duration>PT5M56S</meta:editing-duration>
    <meta:editing-cycles>2</meta:editing-cycles>
    <meta:document-statistic meta:table-count="0" meta:image-count="0" meta:object-count="0" meta:page-count="1" meta:paragraph-count="19" meta:word-count="100" meta:character-count="1049"/>
  </office:meta>
</office:document-meta>
</file>